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9.4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.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rubriver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.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scribed Sp. L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seoa lathet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mophyes sp.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sp.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sp.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I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1">00/00/0000</text:date>, <text:time style:data-style-name="N2" text:time-value="13:26:59.737846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2-01T13:28:32.152737443</dc:date>
    <meta:editing-duration>PT5H40M26S</meta:editing-duration>
    <meta:editing-cycles>50</meta:editing-cycles>
    <meta:generator>LibreOffice/5.4.1.2$MacOSX_X86_64 LibreOffice_project/ea7cb86e6eeb2bf3a5af73a8f7777ac570321527</meta:generator>
    <meta:document-statistic meta:table-count="1" meta:cell-count="608" meta:object-count="0"/>
  </office:meta>
</office:document-meta>
</file>